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PreparedStatement.clear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Object( int parameterIndex , Objec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Float( int parameterIndex , floa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Date( int parameterIndex , java . sql . Date 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Boolean( int parameterIndex , boolean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Ref( int i , Ref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Object( int parameterIndex , Object x , int targetSqlType , int s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Date( int parameterIndex , java . sql . Dat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Short( int parameterIndex , shor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URL( int parameterIndex , java . net . URL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legatingPreparedStatement.setClob( int i , Clob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executeQue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PreparedStatement.setNull( int parameterIndex , int sql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Array( int i , Array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Double( int parameterIndex , doubl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BinaryStream( int parameterIndex , java . io . InputStream x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Time( int parameterIndex , java . sql . Tim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String( int parameterIndex , String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Long( int parameterIndex , long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Timestamp( int parameterIndex , java . sql . Timestamp 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addB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executeUp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Null( int paramIndex , int sqlType , String 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Time( int parameterIndex , java . sql . Time 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Blob( int i , Blob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Delegate( PreparedStateme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PreparedStatement.getMeta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BigDecimal( int parameterIndex , BigDecimal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UnicodeStream( int parameterIndex , java . io . InputStream x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Int( int parameterIndex , in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Object( int parameterIndex , Object x , int targetSql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Bytes( int parameterIndex , byte [ ]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AsciiStream( int parameterIndex , java . io . InputStream x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CharacterStream( int parameterIndex , java . io . Reader reader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setByte( int parameterIndex , byt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getParameterMeta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PreparedStat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PreparedStatement.DelegatingPreparedStatement( DelegatingConnection c , PreparedStateme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PreparedStatement.setTimestamp( int parameterIndex , java . sql . Timestamp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